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381c7" officeooo:paragraph-rsid="001736ad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8" style:family="paragraph" style:parent-style-name="Text_20_body">
      <style:text-properties style:font-name="Arial" fo:font-size="10.5pt" fo:font-style="normal" officeooo:rsid="001736ad" officeooo:paragraph-rsid="001736ad" style:font-size-asian="10.5pt" style:font-style-asian="normal" style:font-size-complex="10.5pt" style:font-style-complex="normal"/>
    </style:style>
    <style:style style:name="P9" style:family="paragraph" style:parent-style-name="Text_20_body" style:list-style-name="L2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0" style:family="paragraph" style:parent-style-name="Text_20_body" style:list-style-name="L3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1" style:family="paragraph" style:parent-style-name="Text_20_body" style:list-style-name="L4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2" style:family="paragraph" style:parent-style-name="Text_20_body" style:list-style-name="L5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3" style:family="paragraph" style:parent-style-name="Text_20_body" style:list-style-name="L6">
      <style:text-properties style:font-name="Arial" fo:font-size="10pt" officeooo:rsid="001381c7" officeooo:paragraph-rsid="00173714" style:font-size-asian="10pt" style:font-size-complex="10pt"/>
    </style:style>
    <style:style style:name="P14" style:family="paragraph" style:parent-style-name="Text_20_body" style:list-style-name="L2">
      <style:text-properties style:font-name="Arial" fo:font-size="10pt" officeooo:rsid="001381c7" officeooo:paragraph-rsid="00175e7a" style:font-size-asian="10pt" style:font-size-complex="10pt"/>
    </style:style>
    <style:style style:name="P15" style:family="paragraph" style:parent-style-name="Text_20_body" style:list-style-name="L2">
      <style:text-properties style:font-name="Arial" fo:font-size="10pt" officeooo:rsid="001381c7" officeooo:paragraph-rsid="001736ad" style:font-size-asian="10pt" style:font-size-complex="10pt"/>
    </style:style>
    <style:style style:name="P16" style:family="paragraph" style:parent-style-name="Text_20_body" style:list-style-name="L2">
      <style:text-properties style:font-name="Arial" fo:font-size="10pt" officeooo:rsid="001381c7" officeooo:paragraph-rsid="001bb5f2" style:font-size-asian="10pt" style:font-size-complex="10pt"/>
    </style:style>
    <style:style style:name="P17" style:family="paragraph" style:parent-style-name="Text_20_body" style:list-style-name="L8">
      <style:text-properties style:font-name="Arial" fo:font-size="10pt" officeooo:rsid="001381c7" officeooo:paragraph-rsid="001bb5f2" style:font-size-asian="10pt" style:font-size-complex="10pt"/>
    </style:style>
    <style:style style:name="P18" style:family="paragraph" style:parent-style-name="Text_20_body" style:list-style-name="L10">
      <style:text-properties style:font-name="Arial" fo:font-size="10pt" officeooo:rsid="001381c7" officeooo:paragraph-rsid="001736ad" style:font-size-asian="10pt" style:font-size-complex="10pt"/>
    </style:style>
    <style:style style:name="P19" style:family="paragraph" style:parent-style-name="Text_20_body" style:list-style-name="L12">
      <style:text-properties style:font-name="Arial" fo:font-size="10pt" officeooo:rsid="001381c7" officeooo:paragraph-rsid="001bb5f2" style:font-size-asian="10pt" style:font-size-complex="10pt"/>
    </style:style>
    <style:style style:name="P20" style:family="paragraph" style:parent-style-name="Text_20_body" style:list-style-name="L7">
      <style:text-properties style:font-name="Arial" fo:font-size="10pt" officeooo:rsid="00175e7a" officeooo:paragraph-rsid="00175e7a" style:font-size-asian="10pt" style:font-size-complex="10pt"/>
    </style:style>
    <style:style style:name="P21" style:family="paragraph" style:parent-style-name="Text_20_body" style:list-style-name="L2">
      <style:text-properties style:font-name="Arial" fo:font-size="10pt" officeooo:rsid="00134c55" officeooo:paragraph-rsid="001736ad" style:font-size-asian="10pt" style:font-size-complex="10pt"/>
    </style:style>
    <style:style style:name="P22" style:family="paragraph" style:parent-style-name="Text_20_body" style:list-style-name="L10">
      <style:text-properties style:font-name="Arial" fo:font-size="10pt" officeooo:rsid="00195ae3" officeooo:paragraph-rsid="00195ae3" style:font-size-asian="10pt" style:font-size-complex="10pt"/>
    </style:style>
    <style:style style:name="P23" style:family="paragraph" style:parent-style-name="Text_20_body" style:list-style-name="L7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75e7a" officeooo:paragraph-rsid="00173714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Text_20_body" style:list-style-name="L1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381c7" officeooo:paragraph-rsid="001736ad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381c7" officeooo:paragraph-rsid="001736ad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6" style:family="paragraph" style:parent-style-name="Text_20_body" style:list-style-name="L12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381c7" officeooo:paragraph-rsid="001bb5f2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Text_20_body" style:list-style-name="L11">
      <style:text-properties style:use-window-font-color="true" style:font-name="Arial" fo:font-size="10pt" fo:language="es" fo:country="ES" fo:font-style="normal" style:text-underline-style="none" fo:font-weight="normal" officeooo:rsid="001381c7" officeooo:paragraph-rsid="001736ad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2">
      <style:text-properties style:font-name="Arial" fo:font-size="10pt" officeooo:rsid="001381c7" officeooo:paragraph-rsid="00173714" style:font-size-asian="10pt" style:font-size-complex="10pt"/>
    </style:style>
    <style:style style:name="P2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officeooo:rsid="00134c55"/>
    </style:style>
    <style:style style:name="T2" style:family="text">
      <style:text-properties style:use-window-font-color="true" fo:language="es" fo:country="ES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" style:family="text">
      <style:text-properties style:use-window-font-color="true" fo:language="es" fo:country="ES" fo:font-style="normal" style:text-underline-style="none" fo:font-weight="normal" officeooo:rsid="00134c55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" style:family="text">
      <style:text-properties style:use-window-font-color="true" fo:language="es" fo:country="ES" fo:font-style="normal" style:text-underline-style="none" fo:font-weight="normal" officeooo:rsid="00175e7a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" style:family="text">
      <style:text-properties style:use-window-font-color="true" fo:language="es" fo:country="ES" fo:font-style="normal" style:text-underline-style="none" fo:font-weight="normal" officeooo:rsid="0017b7e8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" style:family="text">
      <style:text-properties style:use-window-font-color="true" fo:language="es" fo:country="ES" fo:font-style="normal" style:text-underline-style="none" fo:font-weight="normal" officeooo:rsid="001bb5f2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" style:family="text">
      <style:text-properties officeooo:rsid="00175e7a"/>
    </style:style>
    <style:style style:name="T8" style:family="text">
      <style:text-properties officeooo:rsid="00195ae3"/>
    </style:style>
    <style:style style:name="T9" style:family="text">
      <style:text-properties officeooo:rsid="001bb5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87927553" text:style-name="L1">
        <text:list-header>
          <text:p text:style-name="P29"/>
        </text:list-header>
      </text:list>
      <text:p text:style-name="P8">Selecciona la opción correcta:</text:p>
      <text:list xml:id="list3757574155" text:style-name="L2">
        <text:list-item>
          <text:p text:style-name="P9">De las siguientes afirmaciones cual es cierta:</text:p>
        </text:list-item>
      </text:list>
      <text:list xml:id="list177069260" text:style-name="L3">
        <text:list-item>
          <text:list>
            <text:list-item>
              <text:p text:style-name="P10">Una secuencia esta ligada a una única tabla.</text:p>
            </text:list-item>
            <text:list-item>
              <text:p text:style-name="P10">El valor de inicio de la secuencia debe estar dentro del dominio definido a través del valor mínimo y máximo.</text:p>
            </text:list-item>
            <text:list-item>
              <text:p text:style-name="P10">Ninguna de las anteriores es cierta.</text:p>
            </text:list-item>
          </text:list>
        </text:list-item>
      </text:list>
      <text:list xml:id="list84447860687532" text:continue-list="list3757574155" text:style-name="L2">
        <text:list-item>
          <text:p text:style-name="P9">Si se utiliza la opción CYCLE a la hora de crear una secuencia, se debe utilizar dicha secuencia para generar identificadores de una tabla:</text:p>
        </text:list-item>
      </text:list>
      <text:list xml:id="list757283140" text:style-name="L4">
        <text:list-item>
          <text:list>
            <text:list-item>
              <text:p text:style-name="P11">Si.</text:p>
            </text:list-item>
            <text:list-item>
              <text:p text:style-name="P11">No.</text:p>
            </text:list-item>
            <text:list-item>
              <text:p text:style-name="P11">No se dispone de información suficiente.</text:p>
            </text:list-item>
          </text:list>
        </text:list-item>
      </text:list>
      <text:list xml:id="list84447506997730" text:continue-list="list84447860687532" text:style-name="L2">
        <text:list-item>
          <text:p text:style-name="P9">Si se quiere crear una secuencia de numero impares que comience en el 11 cual de las siguientes opciones es la correcta para crear la secuencia:</text:p>
        </text:list-item>
      </text:list>
      <text:list xml:id="list2836394845" text:style-name="L5">
        <text:list-item>
          <text:list>
            <text:list-item>
              <text:p text:style-name="P12">Create sequence secuencia_impar start with 11 cycle;</text:p>
            </text:list-item>
            <text:list-item>
              <text:p text:style-name="P12">Create sequence secuencia_impar start with 11;</text:p>
            </text:list-item>
            <text:list-item>
              <text:p text:style-name="P12">Create sequence increment by 2 minvalue 11; <text:s/></text:p>
            </text:list-item>
          </text:list>
        </text:list-item>
      </text:list>
      <text:list xml:id="list84447334670220" text:continue-list="list84447506997730" text:style-name="L2">
        <text:list-item>
          <text:p text:style-name="P28"><text:s/><text:span text:style-name="T1">Un sinónimo público </text:span></text:p>
        </text:list-item>
      </text:list>
      <text:list xml:id="list3231820625" text:style-name="L6">
        <text:list-item>
          <text:list>
            <text:list-item>
              <text:p text:style-name="P13"><text:s/><text:span text:style-name="T1">puede ser visto por todos los usuarios</text:span></text:p>
            </text:list-item>
            <text:list-item>
              <text:p text:style-name="P13"><text:span text:style-name="T2"><text:s/></text:span><text:span text:style-name="T3">puede ser visto sólo por el usuario que lo creó. </text:span></text:p>
            </text:list-item>
          </text:list>
        </text:list-item>
      </text:list>
      <text:list xml:id="list84446837494504" text:continue-list="list84447334670220" text:style-name="L2">
        <text:list-item>
          <text:p text:style-name="P14"><text:span text:style-name="T1">Un sinónimo s</text:span>irve para poder hacer referencia a aquel objeto sin tener que anteponer su esquema</text:p>
        </text:list-item>
      </text:list>
      <text:list xml:id="list1604006088" text:style-name="L7">
        <text:list-item>
          <text:list>
            <text:list-item>
              <text:p text:style-name="P20">Verdadero</text:p>
            </text:list-item>
            <text:list-item>
              <text:p text:style-name="P23">Falso</text:p>
            </text:list-item>
          </text:list>
        </text:list-item>
      </text:list>
      <text:list xml:id="list84448082999366" text:continue-list="list84446837494504" text:style-name="L2">
        <text:list-item>
          <text:p text:style-name="P14"><text:s/><text:span text:style-name="T7">C</text:span><text:span text:style-name="T3">ualquiera puede ver el sinónimo públic</text:span><text:span text:style-name="T4">o</text:span></text:p>
        </text:list-item>
      </text:list>
      <text:list xml:id="list1670368840" text:style-name="L8">
        <text:list-item>
          <text:list>
            <text:list-item>
              <text:p text:style-name="P17"><text:span text:style-name="T5">N</text:span><text:span text:style-name="T3">o se puede tener acceso a su objeto a menos que se tenga el privilegio para poder ver, insertar, seleccionar, borrar o actualizar dicho objet</text:span><text:span text:style-name="T6">o</text:span></text:p>
            </text:list-item>
            <text:list-item>
              <text:p text:style-name="P17"><text:span text:style-name="T5">Tiene automáticamente acceso a su objeto, aunque no tenga el privilegio para poder ver, insertar, seleccionar, borrar o actualizar dicho objeto</text:span></text:p>
            </text:list-item>
          </text:list>
        </text:list-item>
      </text:list>
      <text:list xml:id="list84447765801580" text:continue-list="list84448082999366" text:style-name="L2">
        <text:list-item>
          <text:p text:style-name="P21">Cual de las siguientes afirmaciones es falsa:</text:p>
        </text:list-item>
      </text:list>
      <text:list xml:id="list823013427" text:style-name="L10">
        <text:list-item>
          <text:list>
            <text:list-item>
              <text:p text:style-name="P18"><text:span text:style-name="T8">La presencia o ausencia de un índice es transparente para la aplicación, ya que es el SGBD el que los utiliza</text:span>.</text:p>
            </text:list-item>
            <text:list-item>
              <text:p text:style-name="P22">Oracle utiliza y actualiza automáticamente los indices</text:p>
            </text:list-item>
            <text:list-item>
              <text:p text:style-name="P18">Oracle <text:span text:style-name="T8">no </text:span>crea indices sobre las claves primarias de las tablas</text:p>
            </text:list-item>
          </text:list>
        </text:list-item>
      </text:list>
      <text:list xml:id="list84446874421502" text:continue-list="list84447765801580" text:style-name="L2">
        <text:list-item>
          <text:p text:style-name="P15">En que tipo de bases de datos puede ser interesante el uso de indices</text:p>
        </text:list-item>
      </text:list>
      <text:list xml:id="list4068266729" text:style-name="L12">
        <text:list-item>
          <text:list>
            <text:list-item>
              <text:p text:style-name="P19">Bases de datos en las que las operaciones mas frecuentes son actualizaciones</text:p>
            </text:list-item>
            <text:list-item>
              <text:p text:style-name="P26">Bases de datos en las que las operaciones mas frecuentes son las selecciones</text:p>
            </text:list-item>
          </text:list>
        </text:list-item>
      </text:list>
      <text:list xml:id="list84447099016467" text:continue-list="list84446874421502" text:style-name="L2">
        <text:list-item>
          <text:p text:style-name="P16"><text:s/><text:span text:style-name="T9">Para que columnas se crearán indices automáticamente al ejecutarse la siguiente sentencia DDL</text:span></text:p>
          <text:p text:style-name="P16"><text:span text:style-name="T9">CREATE TABLE <text:s/></text:span></text:p>
        </text:list-item>
      </text:list>
      <text:list xml:id="list2380540390" text:style-name="L11">
        <text:list-item>
          <text:list>
            <text:list-item>
              <text:p text:style-name="P27"><text:soft-page-break/></text:p>
            </text:list-item>
          </text:list>
        </text:list-item>
      </text:list>
      <text:p text:style-name="P7"/>
      <text:p text:style-name="P7">CREATE INDEX idx ON emp (UPPER(ename));</text:p>
      <text:p text:style-name="P7">SELECT * FROM emp WHERE UPPER(ename) LIKE 'JOH%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3-03-18T11:01:07.14</meta:creation-date>
    <meta:editing-cycles>16</meta:editing-cycles>
    <meta:editing-duration>PT59M42S</meta:editing-duration>
    <meta:initial-creator>Blanca I-I</meta:initial-creator>
    <dc:date>2018-02-02T08:44:45.276638529</dc:date>
    <meta:document-statistic meta:table-count="1" meta:image-count="1" meta:object-count="0" meta:page-count="2" meta:paragraph-count="38" meta:word-count="365" meta:character-count="2243" meta:non-whitespace-character-count="1805"/>
    <meta:user-defined meta:name="Info 1"/>
    <meta:user-defined meta:name="Info 2"/>
    <meta:user-defined meta:name="Info 3"/>
    <meta:user-defined meta:name="Info 4"/>
  </office:meta>
</office:document-meta>
</file>